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skerville 120 Pro" svg:font-family="'Baskerville 120 Pro'"/>
    <style:font-face style:name="EgyptienneF LT Black" svg:font-family="'EgyptienneF LT Black'"/>
    <style:font-face style:name="Gentium Basic" svg:font-family="'Gentium Basic'"/>
    <style:font-face style:name="Lucida Sans Typewriter" svg:font-family="'Lucida Sans Typewriter'"/>
    <style:font-face style:name="Mangal1" svg:font-family="Mangal"/>
    <style:font-face style:name="F" svg:font-family="" style:font-family-generic="system" style:font-pitch="variable"/>
    <style:font-face style:name="Baskerville 120 Pro1" svg:font-family="'Baskerville 120 Pro'" style:font-family-generic="system" style:font-pitch="variable"/>
    <style:font-face style:name="Consolas"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00%" fo:hyphenation-ladder-count="no-limit"/>
      <style:text-properties fo:font-size="10pt" style:font-size-asian="10pt" style:font-size-complex="10pt" fo:hyphenate="true" fo:hyphenation-remain-char-count="2" fo:hyphenation-push-char-count="2"/>
    </style:style>
    <style:style style:name="P2" style:family="paragraph" style:parent-style-name="Standard">
      <style:text-properties officeooo:paragraph-rsid="0011efef"/>
    </style:style>
    <style:style style:name="P3" style:family="paragraph" style:parent-style-name="List">
      <style:paragraph-properties fo:keep-with-next="always"/>
    </style:style>
    <style:style style:name="P4" style:family="paragraph" style:parent-style-name="Text_20_body">
      <style:paragraph-properties fo:text-align="center" style:justify-single-word="false"/>
      <style:text-properties officeooo:paragraph-rsid="0011efef"/>
    </style:style>
    <style:style style:name="P5" style:family="paragraph" style:parent-style-name="Text_20_body">
      <style:text-properties officeooo:paragraph-rsid="0011efef"/>
    </style:style>
    <style:style style:name="P6" style:family="paragraph" style:parent-style-name="Text_20_body">
      <style:text-properties officeooo:paragraph-rsid="0015e84e"/>
    </style:style>
    <style:style style:name="P7" style:family="paragraph" style:parent-style-name="Text_20_body">
      <style:paragraph-properties fo:keep-with-next="always"/>
    </style:style>
    <style:style style:name="P8" style:family="paragraph" style:parent-style-name="Text_20_body">
      <style:paragraph-properties fo:margin-left="0.5in" fo:margin-right="0in" fo:text-indent="0in" style:auto-text-indent="false"/>
      <style:text-properties officeooo:paragraph-rsid="0011efef"/>
    </style:style>
    <style:style style:name="P9" style:family="paragraph" style:parent-style-name="Heading_20_2">
      <style:paragraph-properties fo:break-before="page"/>
    </style:style>
    <style:style style:name="P10" style:family="paragraph" style:parent-style-name="Heading_20_2" style:master-page-name="First_20_Page">
      <style:paragraph-properties style:page-number="auto" fo:break-before="page"/>
    </style:style>
    <style:style style:name="P11" style:family="paragraph" style:parent-style-name="Heading_20_3">
      <style:text-properties officeooo:paragraph-rsid="0011efef"/>
    </style:style>
    <style:style style:name="P12" style:family="paragraph" style:parent-style-name="Title" style:master-page-name="First_20_Page">
      <style:paragraph-properties style:page-number="auto"/>
    </style:style>
    <style:style style:name="P13" style:family="paragraph" style:parent-style-name="caption">
      <style:paragraph-properties fo:text-align="start" style:justify-single-word="false"/>
    </style:style>
    <style:style style:name="P14" style:family="paragraph" style:parent-style-name="List_20_2">
      <style:paragraph-properties fo:margin-left="0in" fo:margin-right="0in" fo:text-indent="0in" style:auto-text-indent="false"/>
    </style:style>
    <style:style style:name="P15" style:family="paragraph" style:parent-style-name="List_20_3">
      <style:paragraph-properties fo:margin-top="0in" fo:margin-bottom="0in" loext:contextual-spacing="false"/>
    </style:style>
    <style:style style:name="T1" style:family="text">
      <style:text-properties style:font-name="EgyptienneF LT Black"/>
    </style:style>
    <style:style style:name="T2" style:family="text">
      <style:text-properties fo:font-weight="bold" style:font-weight-asian="bold" style:font-weight-complex="bold"/>
    </style:style>
    <style:style style:name="T3" style:family="text">
      <style:text-properties officeooo:rsid="0011efef"/>
    </style:style>
    <style:style style:name="T4" style:family="text">
      <style:text-properties officeooo:rsid="0017e1cc"/>
    </style:style>
    <style:style style:name="T5" style:family="text">
      <style:text-properties officeooo:rsid="0019ba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ivil Procedure</text:p>
      <text:p text:style-name="Subtitle">Elon University School of Law</text:p>
      <text:p text:style-name="Subtitle">Prof. Fink</text:p>
      <text:h text:style-name="Heading_20_1" text:outline-level="1">Federal Rules of Civil Procedure &amp; Jurisdictional Statutes:</text:h>
      <text:h text:style-name="Heading_20_1" text:outline-level="1">Selected Provisions for Final Exam</text:h>
      <text:h text:style-name="Heading_20_2" text:outline-level="2">A.<text:span text:style-name="T4"> </text:span>Federal Rules of Civil Procedure</text:h>
      <text:h text:style-name="Heading_20_3" text:outline-level="3">Rule 3. Commencing an Action</text:h>
      <text:p text:style-name="Text_20_body">A civil action is commenced by filing a complaint with the court. </text:p>
      <text:h text:style-name="Heading_20_3" text:outline-level="3">Rule 7. Pleadings Allowed; Form of Motions and Other Papers</text:h>
      <text:p text:style-name="Text_20_body">(a) Pleadings. Only these pleadings are allowed:</text:p>
      <text:p text:style-name="List_20_2">(1) a complaint;</text:p>
      <text:p text:style-name="List_20_2">(2) an answer to a complaint;</text:p>
      <text:p text:style-name="List_20_2">(3) an answer to a counterclaim designated as a counterclaim;</text:p>
      <text:p text:style-name="List_20_2">(4) an answer to a crossclaim;</text:p>
      <text:p text:style-name="List_20_2">(5) a third-party complaint;</text:p>
      <text:p text:style-name="List_20_2">(6) an answer to a third-party complaint; and</text:p>
      <text:p text:style-name="List_20_2">(7) if the court orders one, a reply to an answer. </text:p>
      <text:p text:style-name="Text_20_body">(b) Motions and Other Papers. </text:p>
      <text:p text:style-name="List_20_2">(1) In General. A request for a court order must be made by motion. The motion must:</text:p>
      <text:p text:style-name="List_20_3">(A) be in writing unless made during a hearing or trial;</text:p>
      <text:p text:style-name="List_20_3">(B) state with particularity the grounds for seeking the order; and</text:p>
      <text:p text:style-name="List_20_3">(C) state the relief sought. </text:p>
      <text:p text:style-name="List_20_2">[* * *]</text:p>
      <text:h text:style-name="Heading_20_3" text:outline-level="3">Rule 8. General Rules of Pleading</text:h>
      <text:p text:style-name="Text_20_body">(a) Claim for Relief. A pleading that states a claim for relief must contain:</text:p>
      <text:p text:style-name="List_20_2">(1) a short and plain statement of the grounds for the court’s jurisdiction, unless the court already has jurisdiction and the claim needs no new jurisdictional support;</text:p>
      <text:p text:style-name="List_20_2"><text:soft-page-break/>(2) a short and plain statement of the claim showing that the pleader is entitled to relief; and</text:p>
      <text:p text:style-name="List_20_2">(3) a demand for the relief sought, which may include relief in the alternative or different types of relief. </text:p>
      <text:p text:style-name="P7">(b) Defenses; Admissions and Denials. </text:p>
      <text:p text:style-name="List_20_2">(1) In General. In responding to a pleading, a party must:</text:p>
      <text:p text:style-name="List_20_3">(A) state in short and plain terms its defenses to each claim asserted against it; and</text:p>
      <text:p text:style-name="List_20_3">(B) admit or deny the allegations asserted against it by an opposing party. </text:p>
      <text:p text:style-name="List_20_2">(2) Denials—Responding to the Substance. A denial must fairly respond to the substance of the allegation. </text:p>
      <text:p text:style-name="List_20_2">(3) General and Specific Denials. A party that intends in good faith to deny all the allegations of a pleading—including the jurisdictional grounds—may do so by a general denial. A party that does not intend to deny all the allegations must either specifically deny designated allegations or generally deny all except those specifically admitted. </text:p>
      <text:p text:style-name="List_20_2">(4) Denying Part of an Allegation. A party that intends in good faith to deny only part of an allegation must admit the part that is true and deny the rest. </text:p>
      <text:p text:style-name="List_20_2">(5) Lacking Knowledge or Information. A party that lacks knowledge or information sufficient to form a belief about the truth of an allegation must so state, and the statement has the effect of a denial. </text:p>
      <text:p text:style-name="List_20_2">(6) Effect of Failing to Deny. An allegation—other than one relating to the amount of damages—is admitted if a responsive pleading is required and the allegation is not denied. If a responsive pleading is not required, an allegation is considered denied or avoided. </text:p>
      <text:p text:style-name="Text_20_body">(c) Affirmative Defenses. </text:p>
      <text:p text:style-name="List_20_2">(1) In General. In responding to a pleading, a party must affirmatively state any avoidance or affirmative defense [* * *]</text:p>
      <text:p text:style-name="List_20_2">(2) Mistaken Designation. If a party mistakenly designates a defense as a counterclaim, or a counterclaim as a defense, the court must, if justice requires, treat the pleading as though it were correctly designated, and may impose terms for doing so. </text:p>
      <text:p text:style-name="Text_20_body">(d) Pleading to Be Concise and Direct; Alternative Statements; Inconsistency. </text:p>
      <text:p text:style-name="List_20_2">(1) In General. Each allegation must be simple, concise, and direct. No technical form is required. </text:p>
      <text:p text:style-name="List_20_2"><text:soft-page-break/>(2) Alternative Statements of a Claim or Defense. A party may set out 2 or more statements of a claim or defense alternatively or hypothetically, either in a single count or defense or in separate ones. If a party makes alternative statements, the pleading is sufficient if any one of them is sufficient. </text:p>
      <text:p text:style-name="List_20_2">(3) Inconsistent Claims or Defenses. A party may state as many separate claims or defenses as it has, regardless of consistency. </text:p>
      <text:p text:style-name="Text_20_body">(e) Construing Pleadings. Pleadings must be construed so as to do justice. </text:p>
      <text:h text:style-name="Heading_20_3" text:outline-level="3">Rule 9. Pleading Special Matters</text:h>
      <text:p text:style-name="Text_20_body">[* * *]</text:p>
      <text:p text:style-name="Text_20_body">(b) Fraud or Mistake; Conditions of Mind. In alleging fraud or mistake, a party must state with particularity the circumstances constituting fraud or mistake. Malice, intent, knowledge, and other conditions of a person’s mind may be alleged generally. </text:p>
      <text:p text:style-name="Text_20_body">[* * *]</text:p>
      <text:h text:style-name="Heading_20_3" text:outline-level="3">Rule 11. Signing Pleadings, Motions, and Other Papers; Representations to the Court; Sanctions</text:h>
      <text:p text:style-name="Text_20_body">(a) Signature. Every pleading, written motion, and other paper must be signed by at least one attorney of record in the attorney’s name—or by a party personally if the party is unrepresented. The paper must state the signer’s address, e-mail address, and telephone number. Unless a rule or statute specifically states otherwise, a pleading need not be verified or accompanied by an affidavit. The court must strike an unsigned paper unless the omission is promptly corrected after being called to the attorney’s or party’s attention. </text:p>
      <text:p text:style-name="Text_20_body">(b) Representations to the Court. By presenting to the court a pleading, written motion, or other paper—whether by signing, filing, submitting, or later advocating it—an attorney or unrepresented party certifies that to the best of the person’s knowledge, information, and belief, formed after an inquiry reasonable under the circumstances:</text:p>
      <text:p text:style-name="List_20_2">(1) it is not being presented for any improper purpose, such as to harass, cause unnecessary delay, or needlessly increase the cost of litigation;</text:p>
      <text:p text:style-name="List_20_2">(2) the claims, defenses, and other legal contentions are warranted by existing law or by a nonfrivolous argument for extending, modifying, or reversing existing law or for establishing new law;</text:p>
      <text:p text:style-name="List_20_2">(3) the factual contentions have evidentiary support or, if specifically so identified, will likely have evidentiary support after a reasonable opportunity for further investigation or discovery; and</text:p>
      <text:p text:style-name="List_20_2">(4) the denials of factual contentions are warranted on the evidence or, if specifically so identified, are reasonably based on belief or a lack of information. </text:p>
      <text:p text:style-name="Text_20_body"><text:soft-page-break/>(c) Sanctions. </text:p>
      <text:p text:style-name="List_20_2">(1) In General. If, after notice and a reasonable opportunity to respond, the court determines that Rule 11(b) has been violated, the court may impose an appropriate sanction on any attorney, law firm, or party that violated the rule or is responsible for the violation. Absent exceptional circumstances, a law firm must be held jointly responsible for a violation committed by its partner, associate, or employee. </text:p>
      <text:p text:style-name="P6">[* * *]</text:p>
      <text:p text:style-name="Text_20_body">(d) Inapplicability to Discovery. This rule does not apply to disclosures and discovery requests, responses, objections, and motions under Rules 26 through 37. </text:p>
      <text:h text:style-name="Heading_20_3" text:outline-level="3">Rule 12. Defenses and Objections: When and How Presented; Motion for Judgment on the Pleadings; Consolidating Motions; Waiving Defenses; Pretrial Hearing</text:h>
      <text:p text:style-name="Text_20_body">(a) Time to Serve a Responsive Pleading. [***]</text:p>
      <text:p text:style-name="Text_20_body">(b) How to Present Defenses. Every defense to a claim for relief in any pleading must be asserted in the responsive pleading if one is required. But a party may assert the following defenses by motion:</text:p>
      <text:p text:style-name="List_20_2">(1) lack of subject-matter jurisdiction;</text:p>
      <text:p text:style-name="List_20_2">(2) lack of personal jurisdiction;</text:p>
      <text:p text:style-name="List_20_2">(3) improper venue;</text:p>
      <text:p text:style-name="List_20_2">(4) insufficient process;</text:p>
      <text:p text:style-name="List_20_2">(5) insufficient service of process;</text:p>
      <text:p text:style-name="List_20_2">(6) failure to state a claim upon which relief can be granted; and</text:p>
      <text:p text:style-name="List_20_2">(7) failure to join a party under Rule 19. </text:p>
      <text:p text:style-name="Text_20_body">A motion asserting any of these defenses must be made before pleading if a responsive pleading is allowed. If a pleading sets out a claim for relief that does not require a responsive pleading, an opposing party may assert at trial any defense to that claim. No defense or objection is waived by joining it with one or more other defenses or objections in a responsive pleading or in a motion. </text:p>
      <text:p text:style-name="Text_20_body">[* * *]</text:p>
      <text:p text:style-name="Text_20_body"><text:s/>(e) Motion for a More Definite Statement. A party may move for a more definite statement of a pleading to which a responsive pleading is allowed but which is so vague or ambiguous that the party cannot reasonably prepare a response. The motion must be made before filing a responsive pleading and must point out the defects complained of and the details desired. If the court orders a more definite statement and the order is not obeyed within 14 days after notice of the order or within the time the court sets, the court may strike the pleading or issue any other appropriate order. </text:p>
      <text:p text:style-name="Text_20_body"><text:soft-page-break/>(f) Motion to Strike. The court may strike from a pleading an insufficient defense or any redundant, immaterial, impertinent, or scandalous matter. The court may act:</text:p>
      <text:p text:style-name="List_20_2">(1) on its own; or</text:p>
      <text:p text:style-name="List_20_2">(2) on motion made by a party either before responding to the pleading or, if a response is not allowed, within 20 days after being served with the pleading. </text:p>
      <text:p text:style-name="Text_20_body">(g) Joining Motions. </text:p>
      <text:p text:style-name="List_20_2">(1) Right to Join. A motion under this rule may be joined with any other motion allowed by this rule. </text:p>
      <text:p text:style-name="List_20_2">(2) Limitation on Further Motions. Except as provided in Rule 12(h)(2) or (3), a party that makes a motion under this rule must not make another motion under this rule raising a defense or objection that was available to the party but omitted from its earlier motion. </text:p>
      <text:p text:style-name="Text_20_body">(h) Waiving and Preserving Certain Defenses. </text:p>
      <text:p text:style-name="List_20_2">(1) When Some Are Waived. A party waives any defense listed in Rule 12(b)(2)-(5) by:</text:p>
      <text:p text:style-name="List_20_3">(A) omitting it from a motion in the circumstances described in Rule 12(g)(2); or</text:p>
      <text:p text:style-name="List_20_3">(B) failing to either:</text:p>
      <text:p text:style-name="List_20_4">(i) make it by motion under this rule; or</text:p>
      <text:p text:style-name="List_20_4">(ii) include it in a responsive pleading or in an amendment allowed by Rule 15(a)(1) as a matter of course. </text:p>
      <text:p text:style-name="List_20_2">(2) When to Raise Others. Failure to state a claim upon which relief can be granted, to join a person required by Rule 19(b), or to state a legal defense to a claim may be raised:</text:p>
      <text:p text:style-name="List_20_3">(A) in any pleading allowed or ordered under Rule 7(a);</text:p>
      <text:p text:style-name="List_20_3">(B) by a motion under Rule 12(c); or</text:p>
      <text:p text:style-name="List_20_3">(C) at trial. </text:p>
      <text:p text:style-name="List_20_2">(3) Lack of Subject-Matter Jurisdiction. If the court determines at any time that it lacks subject-matter jurisdiction, the court must dismiss the action. </text:p>
      <text:p text:style-name="Text_20_body">[***]<text:bookmark text:name="_GoBack"/> </text:p>
      <text:h text:style-name="Heading_20_3" text:outline-level="3">Rule 13. Counterclaim and Crossclaim</text:h>
      <text:p text:style-name="Text_20_body">(a) Compulsory Counterclaim. </text:p>
      <text:p text:style-name="List_20_2">(1) In General. A pleading must state as a counterclaim any claim that—at the time of its service—the pleader has against an opposing party if the claim:</text:p>
      <text:p text:style-name="List_20_3"><text:soft-page-break/>(A) arises out of the transaction or occurrence that is the subject matter of the opposing party’s claim; and</text:p>
      <text:p text:style-name="List_20_3">(B) does not require adding another party over whom the court cannot acquire jurisdiction. </text:p>
      <text:p text:style-name="List_20_2">(2) Exceptions. The pleader need not state the claim if:</text:p>
      <text:p text:style-name="List_20_3">(A) when the action was commenced, the claim was the subject of another pending action; or</text:p>
      <text:p text:style-name="List_20_3">(B) the opposing party sued on its claim by attachment or other process that did not establish personal jurisdiction over the pleader on that claim, and the pleader does not assert any counterclaim under this rule. </text:p>
      <text:p text:style-name="Text_20_body">(b) Permissive Counterclaim. A pleading may state as a counterclaim against an opposing party any claim that is not compulsory. </text:p>
      <text:p text:style-name="Text_20_body">(c) Relief Sought in a Counterclaim. A counterclaim need not diminish or defeat the recovery sought by the opposing party. It may request relief that exceeds in amount or differs in kind from the relief sought by the opposing party. </text:p>
      <text:p text:style-name="Text_20_body">[* * *]</text:p>
      <text:p text:style-name="Text_20_body"><text:s/>(g) Crossclaim Against a Coparty. A pleading may state as a crossclaim any claim by one party against a coparty if the claim arises out of the transaction or occurrence that is the subject matter of the original action or of a counterclaim, or if the claim relates to any property that is the subject matter of the original action. The crossclaim may include a claim that the coparty is or may be liable to the cross-claimant for all or part of a claim asserted in the action against the cross-claimant. </text:p>
      <text:p text:style-name="Text_20_body">(h) Joining Additional Parties. Rules 19 and 20 govern the addition of a person as a party to a counterclaim or crossclaim. </text:p>
      <text:p text:style-name="Text_20_body">[* * *]</text:p>
      <text:h text:style-name="Heading_20_3" text:outline-level="3">Rule 14. Third-Party Practice</text:h>
      <text:p text:style-name="List">(a) When a Defending Party May Bring in a Third Party. </text:p>
      <text:p text:style-name="List_20_2">(1) Timing of the Summons and Complaint. A defending party may, as third-party plaintiff, serve a summons and complaint on a nonparty who is or may be liable to it for all or part of the claim against it. But the third-party plaintiff must, by motion, obtain the court’s leave if it files the third-party complaint more than 14 days after serving its original answer. </text:p>
      <text:p text:style-name="List_20_2">(2) Third-Party Defendant’s Claims and Defenses. The person served with the summons and third-party complaint—the “third-party defendant”:</text:p>
      <text:p text:style-name="List_20_3"><text:soft-page-break/>(A) must assert any defense against the third-party plaintiff’s claim under Rule 12;</text:p>
      <text:p text:style-name="List_20_3">(B) must assert any counterclaim against the third-party plaintiff under Rule 13(a), and may assert any counterclaim against the third-party plaintiff under Rule 13(b) or any crossclaim against another third-party defendant under Rule 13(g);</text:p>
      <text:p text:style-name="List_20_3">(C) may assert against the plaintiff any defense that the third-party plaintiff has to the plaintiff’s claim; and</text:p>
      <text:p text:style-name="List_20_3">(D) may also assert against the plaintiff any claim arising out of the transaction or occurrence that is the subject matter of the plaintiff’s claim against the third-party plaintiff. </text:p>
      <text:p text:style-name="List_20_2">(3) Plaintiff’s Claims Against a Third-Party Defendant. The plaintiff may assert against the third-party defendant any claim arising out of the transaction or occurrence that is the subject matter of the plaintiff’s claim against the third-party plaintiff. The third-party defendant must then assert any defense under Rule 12 and any counterclaim under Rule 13(a), and may assert any counterclaim under Rule 13(b) or any crossclaim under Rule 13(g). </text:p>
      <text:p text:style-name="List_20_2">(4) Motion to Strike, Sever, or Try Separately. Any party may move to strike the third-party claim, to sever it, or to try it separately. </text:p>
      <text:p text:style-name="List_20_2">(5) Third-Party Defendant’s Claim Against a Nonparty. A third-party defendant may proceed under this rule against a nonparty who is or may be liable to the third-party defendant for all or part of any claim against it. </text:p>
      <text:p text:style-name="Text_20_body">[* * *]</text:p>
      <text:p text:style-name="List"><text:s/>(b) When a Plaintiff May Bring in a Third Party. When a claim is asserted against a plaintiff, the plaintiff may bring in a third party if this rule would allow a defendant to do so. </text:p>
      <text:p text:style-name="Text_20_body">[* * *]</text:p>
      <text:h text:style-name="Heading_20_3" text:outline-level="3">Rule 15. Amended and Supplemental Pleadings</text:h>
      <text:p text:style-name="List">(a) Amendments Before Trial. </text:p>
      <text:p text:style-name="List_20_2">(1) Amending as a Matter of Course. A party may amend its pleading once as a matter of course within:</text:p>
      <text:p text:style-name="List_20_3">(A) 21 days after serving it, or </text:p>
      <text:p text:style-name="List_20_3">(B) if the pleading is one to which a responsive pleading is required, 21 days after service of a responsive pleading or 21 days after service of a motion under Rule 12(b), (e), or (f), whichever is earlier.</text:p>
      <text:p text:style-name="List_20_2"><text:soft-page-break/>(2) Other Amendments. In all other cases, a party may amend its pleading only with the opposing party’s written consent or the court’s leave. The court should freely give leave when justice so requires. </text:p>
      <text:p text:style-name="List_20_2">(3) Time to Respond. Unless the court orders otherwise, any required response to an amended pleading must be made within the time remaining to respond to the original pleading or within 14 days after service of the amended pleading, whichever is later. </text:p>
      <text:p text:style-name="Text_20_body">[* * *]</text:p>
      <text:p text:style-name="List"><text:s/>(c) Relation Back of Amendments. </text:p>
      <text:p text:style-name="List_20_2">(1) When an Amendment Relates Back. An amendment to a pleading relates back to the date of the original pleading when:</text:p>
      <text:p text:style-name="List_20_3">(A) the law that provides the applicable statute of limitations allows relation back;</text:p>
      <text:p text:style-name="List_20_3">(B) the amendment asserts a claim or defense that arose out of the conduct, transaction, or occurrence set out—or attempted to be set out—in the original pleading; or</text:p>
      <text:p text:style-name="List_20_3">(C) the amendment changes the party or the naming of the party against whom a claim is asserted, if Rule 15(c)(1)(B) is satisfied and if, within the period provided by Rule 4(m) for serving the summons and complaint, the party to be brought in by amendment:</text:p>
      <text:p text:style-name="List_20_4">(i) received such notice of the action that it will not be prejudiced in defending on the merits; and</text:p>
      <text:p text:style-name="List_20_4">(ii) knew or should have known that the action would have been brought against it, but for a mistake concerning the proper party’s identity. </text:p>
      <text:p text:style-name="Text_20_body">[* * *]</text:p>
      <text:h text:style-name="Heading_20_3" text:outline-level="3">Rule 18. Joinder of Claims</text:h>
      <text:p text:style-name="List">(a) In General. A party asserting a claim, counterclaim, crossclaim, or third-party claim may join, as independent or alternative claims, as many claims as it has against an opposing party. </text:p>
      <text:p text:style-name="List">(b) Joinder of Contingent Claims. A party may join two claims even though one of them is contingent on the disposition of the other; but the court may grant relief only in accordance with the parties’ relative substantive rights. In particular, a plaintiff may state a claim for money and a claim to set aside a conveyance that is fraudulent as to that plaintiff, without first obtaining a judgment for the money. </text:p>
      <text:h text:style-name="Heading_20_3" text:outline-level="3"><text:soft-page-break/>Rule 20. Permissive Joinder of Parties</text:h>
      <text:p text:style-name="List">(a) Persons Who May Join or Be Joined. </text:p>
      <text:p text:style-name="List_20_2">(1) Plaintiffs. Persons may join in one action as plaintiffs if:</text:p>
      <text:p text:style-name="List_20_3">(A) they assert any right to relief jointly, severally, or in the alternative with respect to or arising out of the same transaction, occurrence, or series of transactions or occurrences; and</text:p>
      <text:p text:style-name="List_20_3">(B) any question of law or fact common to all plaintiffs will arise in the action. </text:p>
      <text:p text:style-name="List_20_2">(2) Defendants. Persons—as well as a vessel, cargo, or other property subject to admiralty process in rem—may be joined in one action as defendants if:</text:p>
      <text:p text:style-name="List_20_3">(A) any right to relief is asserted against them jointly, severally, or in the alternative with respect to or arising out of the same transaction, occurrence, or series of transactions or occurrences; and</text:p>
      <text:p text:style-name="List_20_3">(B) any question of law or fact common to all defendants will arise in the action. </text:p>
      <text:p text:style-name="List_20_2">(3) Extent of Relief. Neither a plaintiff nor a defendant need be interested in obtaining or defending against all the relief demanded. The court may grant judgment to one or more plaintiffs according to their rights, and against one or more defendants according to their liabilities. </text:p>
      <text:p text:style-name="Text_20_body">[* * *]</text:p>
      <text:h text:style-name="Heading_20_3" text:outline-level="3">Rule 56. Summary Judgment</text:h>
      <text:p text:style-name="List">(a) By a Claiming Party. A party claiming relief may move, with or without supporting affidavits, for summary judgment on all or part of the claim.</text:p>
      <text:p text:style-name="List">(b) By a Defending Party. A party against whom relief is sought may move, with or without supporting affidavits, for summary judgment</text:p>
      <text:p text:style-name="P3">(c) Procedures. <text:s/></text:p>
      <text:p text:style-name="List_20_2">(1) Supporting Factual Positions. A party asserting that a fact cannot be or is genuinely disputed must support the assertion by: <text:s/></text:p>
      <text:p text:style-name="List_20_3">(A) citing to particular parts of materials in the record, including depositions, documents, electronically stored information, affidavits or declarations, stipulations (including those made for purposes of the motion only), admissions, interrogatory answers, or other materials; or</text:p>
      <text:p text:style-name="List_20_3">(B) showing that the materials cited do not establish the absence or presence of a genuine dispute, or that an adverse party cannot produce admissible evidence to support the fact. <text:s/></text:p>
      <text:p text:style-name="List_20_2">(2) Objection That a Fact Is Not Supported by Admissible Evidence. A party may object that the material cited to support or dispute a fact cannot be presented in a form that would be admissible in evidence.</text:p>
      <text:p text:style-name="List_20_2"><text:soft-page-break/>(3) Materials Not Cited. The court need consider only the cited materials, but it may consider other materials in the record.</text:p>
      <text:p text:style-name="List_20_2">(4) Affidavits or Declarations. An affidavit or declaration used to support or oppose a motion must be made on personal knowledge, set out facts that would be admissible in evidence, and show that the affiant or declarant is competent to testify on the matters stated.</text:p>
      <text:p text:style-name="Text_20_body">[* * *]</text:p>
      <text:p text:style-name="List"><text:s/>(d) Case Not Fully Adjudicated on the Motion.</text:p>
      <text:p text:style-name="List_20_2">(1) Establishing Facts. If summary judgment is not rendered on the whole action, the court should, to the extent practicable, determine what material facts are not genuinely at issue. The court should so determine by examining the pleadings and evidence before it and by interrogating the attorneys. It should then issue an order specifying what facts — including items of damages or other relief — are not genuinely at issue. The facts so specified must be treated as established in the action.</text:p>
      <text:p text:style-name="List_20_2">(2) Establishing Liability. An interlocutory summary judgment may be rendered on liability alone, even if there is a genuine issue on the amount of damages.</text:p>
      <text:p text:style-name="Text_20_body">[* * *]</text:p>
      <text:p text:style-name="P1"/>
      <text:h text:style-name="P9" text:outline-level="2">B. Federal Jurisdictional Statutes</text:h>
      <text:h text:style-name="Heading_20_3" text:outline-level="3">§ 1331. Federal question</text:h>
      <text:p text:style-name="Text_20_body">The district courts shall have original jurisdiction of all civil actions arising under the Constitution, laws, or treaties of the United States. </text:p>
      <text:h text:style-name="Heading_20_3" text:outline-level="3">§ 1332. Diversity of citizenship; amount in controversy; costs</text:h>
      <text:p text:style-name="List">(a) The district courts shall have original jurisdiction of all civil actions where the matter in controversy exceeds the sum or value of $75,000, exclusive of interest and costs, and is between—</text:p>
      <text:p text:style-name="List_20_2">(1) citizens of different States;</text:p>
      <text:p text:style-name="List_20_2">(2) citizens of a State and citizens or subjects of a foreign state, except that the district courts shall not have original jurisdiction under this subsection of an action between citizens of a State and citizens or subjects of a foreign state who are lawfully admitted for permanent residence in the United States and are domiciled in the same State;</text:p>
      <text:p text:style-name="List_20_2">(3) citizens of different States and in which citizens or subjects of a foreign state are additional parties; and</text:p>
      <text:p text:style-name="List_20_2">(4) a foreign state, defined in section 1603(a) of this title, as plaintiff and citizens of a State or of different States. </text:p>
      <text:p text:style-name="P13">[* * *]</text:p>
      <text:p text:style-name="List">(c) For the purposes of this section and section 1441 of this title—</text:p>
      <text:p text:style-name="List_20_2">(1) a corporation shall be deemed to be a citizen of every State and foreign state by which it has been incorporated and of the State or foreign state where it has its principal place of business [* * *].</text:p>
      <text:h text:style-name="Heading_20_3" text:outline-level="3">§ 1367. Supplemental jurisdiction</text:h>
      <text:p text:style-name="List">(a) Except as provided in subsections (b) and (c) or as expressly provided otherwise by Federal statute, in any civil action of which the district courts have original jurisdiction, the district courts shall have supplemental jurisdiction over all other claims that are so related to claims in the action within such original jurisdiction that they form part of the same case or controversy under Article III of the United States Constitution. Such supplemental jurisdiction shall include claims that involve the joinder or intervention of additional parties. </text:p>
      <text:p text:style-name="List">(b) In any civil action of which the district courts have original jurisdiction founded solely on section 1332 of this title, the district courts shall not have supplemental jurisdiction under subsection (a) over claims by plaintiffs against persons made parties under Rule 14, 19, 20, or 24 of the Federal Rules of Civil Procedure, or over claims by <text:soft-page-break/>persons proposed to be joined as plaintiffs under Rule 19 of such rules, or seeking to intervene as plaintiffs under Rule 24 of such rules, when exercising supplemental jurisdiction over such claims would be inconsistent with the jurisdictional requirements of section 1332. <text:s/></text:p>
      <text:p text:style-name="List">(c) The district courts may decline to exercise supplemental jurisdiction over a claim under subsection (a) if—</text:p>
      <text:p text:style-name="List_20_2">(1) the claim raises a novel or complex issue of State law,</text:p>
      <text:p text:style-name="List_20_2">(2) the claim substantially predominates over the claim or claims over which the district court has original jurisdiction,</text:p>
      <text:p text:style-name="List_20_2">(3) the district court has dismissed all claims over which it has original jurisdiction, or</text:p>
      <text:p text:style-name="List_20_2">(4) in exceptional circumstances, there are other compelling reasons for declining jurisdiction. </text:p>
      <text:p text:style-name="P14">[* * *]</text:p>
      <text:h text:style-name="Heading_20_3" text:outline-level="3">§ 1441. Actions removable generally</text:h>
      <text:p text:style-name="List">(a) Generally.— Except as otherwise expressly provided by Act of Congress, any civil action brought in a State court of which the district courts of the United States have original jurisdiction, may be removed by the defendant or the defendants, to the district court of the United States for the district and division embracing the place where such action is pending.</text:p>
      <text:p text:style-name="List">(b) Removal Based on Diversity of Citizenship.—</text:p>
      <text:p text:style-name="List_20_2">(1) In determining whether a civil action is removable on the basis of the jurisdiction under section 1331(a) of this title, the citizenship of defendants sued under fictitious names shall be disregarded.</text:p>
      <text:p text:style-name="List_20_2">(2) A civil action otherwise removable solely on the basis of the jurisdiction under section 1331(a) of this title may not be removed if any of the parties in interest properly joined and served as defendants is a citizen of the State in which such action is brought.</text:p>
      <text:p text:style-name="List">(c) Joinder of Federal Law Claims and State Law Claims.—</text:p>
      <text:p text:style-name="List_20_2">(1) If a civil action includes—</text:p>
      <text:p text:style-name="List_20_3">(A) a claim arising under the Constitution, laws, or treaties of the United States (within the meaning of section 1331 of this title), and</text:p>
      <text:p text:style-name="List_20_3">(B) a claim not within the original or supplemental jurisdiction of the district court or a claim that has been made nonremovable by statute,</text:p>
      <text:p text:style-name="List_20_2">the entire action may be removed if the action would be removable without the inclusion of the claim described in subparagraph (B).</text:p>
      <text:p text:style-name="List_20_2"><text:soft-page-break/>(2) Upon removal of an action described in paragraph (1), the district court shall sever from the action all claims described in paragraph (1)(B) and shall remand the severed claims to the State court from which the action was removed. Only defendants against whom a claim described in paragraph (1)(A) has been asserted are required to join in or consent to the removal under paragraph (1).</text:p>
      <text:p text:style-name="P13">[* * *]</text:p>
      <text:h text:style-name="Heading_20_3" text:outline-level="3">§ 1446. Procedure for removal</text:h>
      <text:p text:style-name="List">(a) Generally.— A defendant or defendants desiring to remove any civil action from a State court shall file in the district court of the United States for the district and division within which such action is pending a notice of removal signed pursuant to Rule 11 of the Federal Rules of Civil Procedure and containing a short and plain statement of the grounds for removal, together with a copy of all process, pleadings, and orders served upon such defendant or defendants in such action.</text:p>
      <text:p text:style-name="List">(b) Requirements; Generally.—</text:p>
      <text:p text:style-name="List_20_2">(1) The notice of removal [* * *] shall be filed within 30 days after the receipt by the defendant [* * *] of a copy of the initial pleading setting forth the claim for relief upon which such action or proceeding is based, or within 30 days after the service of summons upon the defendant if such initial pleading has then been filed in court and is not required to be served on the defendant, whichever period is shorter.</text:p>
      <text:p text:style-name="List_20_2">(2)</text:p>
      <text:p text:style-name="List_20_3">(A) When a civil action is removed solely under section 1441(b), all defendants who have been properly joined and served must join in or consent to the removal of the action.</text:p>
      <text:p text:style-name="List_20_3">(B) Each defendant shall have 30 days after receipt by or service on that defendant of the initial pleading or summons [* * *] to file the notice of removal.</text:p>
      <text:p text:style-name="List_20_3">(C) If defendants are served at different times, and a later-served defendant files a notice of removal, any earlier-served defendant may consent to the removal even though that earlier-served defendant did not previously initiate or consent to removal.</text:p>
      <text:p text:style-name="List_20_2">(3) Except as provided in subsection (c), if the case stated by the initial pleading is not removable, a notice of removal may be filed within thirty days after receipt by the defendant [* * *] of a copy of an amended pleading, motion, order or other paper from which it may first be ascertained that the case is one which is or has become removable.</text:p>
      <text:p text:style-name="List">(c) Requirements; Removal Based on Diversity of Citizenship.—</text:p>
      <text:p text:style-name="List_20_2">(1) A case may not be removed under subsection (b)(3) on the basis of jurisdiction conferred by section 1332 more than 1 year after commencement of the action, unless <text:soft-page-break/>the district court finds that the plaintiff has acted in bad faith in order to prevent a defendant from removing the action.</text:p>
      <text:p text:style-name="List_20_2">(2) If removal of a civil action is sought on the basis of the jurisdiction conferred by section 1332(a), the sum demanded in good faith in the initial pleading shall be deemed to be the amount in controversy, except that—</text:p>
      <text:p text:style-name="List_20_3">(A) the notice of removal may assert the amount in controversy if the initial pleading seeks—</text:p>
      <text:p text:style-name="List_20_4">(i) nonmonetary relief; or</text:p>
      <text:p text:style-name="List_20_4">(ii) a money judgment, but the State practice either does not permit demand for a specific sum or permits recovery of damages in excess of the amount demanded; and</text:p>
      <text:p text:style-name="List_20_3">(B) removal of the action is proper on the basis of an amount in controversy asserted under subparagraph (A) if the district court finds, by the preponderance of the evidence, that the amount in controversy exceeds the amount specified in section 1332(a).</text:p>
      <text:p text:style-name="P13">[* * *]</text:p>
      <text:h text:style-name="Heading_20_3" text:outline-level="3">§ 1447. Procedure after removal generally</text:h>
      <text:p text:style-name="Text_20_body">(a) In any case removed from a State court, the district court may issue all necessary orders and process to bring before it all proper parties whether served by process issued by the State court or otherwise.</text:p>
      <text:p text:style-name="P13">[* * *]</text:p>
      <text:p text:style-name="Text_20_body"><text:s/>(c) A motion to remand the case on the basis of any defect other than lack of subject matter jurisdiction must be made within 30 days after the filing of the notice of removal under section 1446(a). If at any time before final judgment it appears that the district court lacks subject matter jurisdiction, the case shall be remanded. [* * *]</text:p>
      <text:p text:style-name="Text_20_body">[ * * *]</text:p>
      <text:p text:style-name="Text_20_body">(e) If after removal the plaintiff seeks to join additional defendants whose joinder would destroy subject matter jurisdiction, the court may deny joinder, or permit joinder and remand the action to the State court.</text:p>
      <text:p text:style-name="Text_20_body"/>
      <text:h text:style-name="P10" text:outline-level="2"><text:span text:style-name="T5">C. </text:span>Restatement (2d) of Judgments<text:span text:style-name="T3"> (Excerpts)</text:span></text:h>
      <text:h text:style-name="P11" text:outline-level="3">§17 Effects of Former Adju<text:bookmark text:name="_GoBack1"/>dication—General Rules</text:h>
      <text:p text:style-name="P5">A valid and final personal judgment is conclusive between the parties, except on appeal or other direct review, to the following extent:</text:p>
      <text:p text:style-name="P5">(1) If the judgment is in favor of the plaintiff, the claim is extinguished and merged in the judgment and a new claim may arise on the judgment (see §18);</text:p>
      <text:p text:style-name="P5">(2) If the judgment is in favor of the defendant, the claim is extinguished and the judgment bars a subsequent action on that claim (see §19);</text:p>
      <text:p text:style-name="P5">(3) A judgment in favor of either the plaintiff or the defendant is conclusive, in a subsequent action between them on the same or a different claim, with respect to any issue actually litigated and determined if its determination was essential to that judgment (see §27).</text:p>
      <text:p text:style-name="P5">This general rule is subject to the exception stated in §26.<text:bookmark-start text:name="_Toc413846126"/><text:bookmark-start text:name="_Toc413846798"/></text:p>
      <text:h text:style-name="P11" text:outline-level="3"><text:bookmark-start text:name="_Toc413846124"/><text:bookmark-start text:name="_Toc413846797"/>§18 Judgment for Plaintiff—The General Rule of Merger<text:bookmark-end text:name="_Toc413846124"/><text:bookmark-end text:name="_Toc413846797"/></text:h>
      <text:p text:style-name="P5">When a valid and final personal judgment is rendered in favor of the plaintiff:</text:p>
      <text:p text:style-name="P5">(1) The plaintiff cannot thereafter maintain an action on the original claim or any part thereof, although he may be able to maintain an action upon the judgment; and</text:p>
      <text:p text:style-name="P5">(2) In an action upon the judgment, the defendant cannot avail himself of defenses he might have interposed, or did interpose, in the first action.</text:p>
      <text:p text:style-name="P5">This general rule is subject to the exception stated in §26.</text:p>
      <text:h text:style-name="P11" text:outline-level="3">§19 Judgment for Defendant—The General Rule of Bar<text:bookmark-end text:name="_Toc413846126"/><text:bookmark-end text:name="_Toc413846798"/></text:h>
      <text:p text:style-name="P5">A valid and final personal judgment rendered in favor of the defendant bars another action by the plaintiff on the same claim.</text:p>
      <text:p text:style-name="P5">This general rule is subject to the exceptions stated in §§20 and 26.</text:p>
      <text:h text:style-name="P11" text:outline-level="3"><text:bookmark-start text:name="_Toc413846128"/><text:bookmark-start text:name="_Toc413846799"/>§20 Judgment for Defendant—Exceptions to the General Rule of Bar<text:bookmark-end text:name="_Toc413846128"/><text:bookmark-end text:name="_Toc413846799"/></text:h>
      <text:p text:style-name="P5"><text:s/>(1) A personal judgment for the defendant, although valid and final, does not bar another action by the plaintiff on the same claim:</text:p>
      <text:p text:style-name="P8">(a) When the judgment is one of dismissal for lack of jurisdiction, for improper venue, or for nonjoinder or misjoinder of parties; [***]</text:p>
      <text:p text:style-name="P4">[* * *]</text:p>
      <text:h text:style-name="P11" text:outline-level="3"><text:bookmark-start text:name="_Toc413846136"/><text:bookmark-start text:name="_Toc413846803"/><text:soft-page-break/>§24 Dimensions of “Claim” for Purposes of Merger or Bar—General Rule Concerning<text:span text:style-name="Heading_20_3_20_Char"><text:span text:style-name="T2"> “Splitting”</text:span></text:span><text:bookmark-end text:name="_Toc413846136"/><text:bookmark-end text:name="_Toc413846803"/></text:h>
      <text:p text:style-name="P5"><text:s/>(1) When a valid and final judgment rendered in an action extinguishes the plaintiff’s claim pursuant to the rules of merger or bar (see §§18, 19), the claim extinguished includes all rights of the plaintiff to remedies against the defendant with respect to all or any part of the transaction, or series of connected transactions, out of which the action arose.</text:p>
      <text:p text:style-name="P5">(2) What factual grouping constitutes a “transaction”, and what groupings constitute a “series”, are to be determined pragmatically, giving weight to such considerations as whether the facts are related in time, space, origin, or motivation, whether they form a convenient trial unit, and whether their treatment as a unit conforms to the parties’ expectations or business understanding or usage.</text:p>
      <text:p text:style-name="P5">The general rule of this Section is exemplified in §25, and is subject to the exceptions stated in §26.</text:p>
      <text:h text:style-name="P11" text:outline-level="3"><text:bookmark-start text:name="_Toc413846138"/><text:bookmark-start text:name="_Toc413846804"/>§25 Exemplifications of General Rule Concerning Splitting<text:bookmark-end text:name="_Toc413846138"/><text:bookmark-end text:name="_Toc413846804"/></text:h>
      <text:p text:style-name="P5">The rule of §24 applies to extinguish a claim by the plaintiff against the defendant even though the plaintiff is prepared in the second action</text:p>
      <text:p text:style-name="P5">(1) To present evidence or grounds or theories of the case not presented in the first action, or</text:p>
      <text:p text:style-name="P5">(2) To seek remedies or forms of relief not demanded in the first action.</text:p>
      <text:h text:style-name="P11" text:outline-level="3"><text:bookmark-start text:name="_Toc413846140"/><text:bookmark-start text:name="_Toc413846805"/>§26 Exceptions to the General Rule Concerning Splitting<text:bookmark-end text:name="_Toc413846140"/><text:bookmark-end text:name="_Toc413846805"/></text:h>
      <text:p text:style-name="P5">(1) When any of the following circumstances exists, the general rule of §24 does not apply to extinguish the claim, and part or all of the claim subsists as a possible basis for a second action by the plaintiff against the defendant:</text:p>
      <text:p text:style-name="P4">[ ***]</text:p>
      <text:p text:style-name="P8"><text:s/>(c) The plaintiff was unable to rely on a certain theory of the case or to seek a certain remedy or form of relief in the first action because of the limitations on the subject matter jurisdiction of the courts or restrictions on their authority to entertain multiple theories or demands for multiple remedies or forms of relief in a single action, and the plaintiff desires in the second action to rely on that theory or to seek that remedy or form of relief; </text:p>
      <text:p text:style-name="P4">[ ***]</text:p>
      <text:h text:style-name="P11" text:outline-level="3"><text:bookmark-start text:name="_Toc413846142"/><text:bookmark-start text:name="_Toc413846806"/><text:soft-page-break/>§27 Issue Preclusion—General Rule<text:bookmark-end text:name="_Toc413846142"/><text:bookmark-end text:name="_Toc413846806"/></text:h>
      <text:p text:style-name="P5">When an issue of fact or law is actually litigated and determined by a valid and final judgment, and the determination is essential to the judgment, the determination is conclusive in a subsequent action between the parties, whether on the same or a different claim.</text:p>
      <text:p text:style-name="P4">[* * *]</text:p>
      <text:h text:style-name="P11" text:outline-level="3"><text:bookmark-start text:name="_Toc413846146"/><text:bookmark-start text:name="_Toc413846808"/>§29 Issue Preclusion in Subsequent Litigation with Others<text:bookmark-end text:name="_Toc413846146"/><text:bookmark-end text:name="_Toc413846808"/></text:h>
      <text:p text:style-name="P5">A party precluded from relitigating an issue with an opposing party, in accordance with §§27 and 28, is also precluded from doing so with another person unless the fact that he lacked full and fair opportunity to litigate the issue in the first action or other circumstances justify affording him an opportunity to relitigate the issue. The circumstances to which considerations should be given include those enumerated in §28 and also whether:</text:p>
      <text:p text:style-name="P5">(1) Treating the issue as conclusively determined would be incompatible with an applicable scheme of administering the remedies in the actions involved;</text:p>
      <text:p text:style-name="P5">(2) The forum in the second action affords the party against whom preclusion is asserted procedural opportunities in the presentation and determination of the issue that were not available in the first action and could likely result in the issue being differently determined;</text:p>
      <text:p text:style-name="P5">(3) The person seeking to invoke favorable preclusion, or to avoid unfavorable preclusion, could have effected joinder in the first action between himself and his present adversary;</text:p>
      <text:p text:style-name="P5">(4) The determination relied on as preclusive was itself inconsistent with another determination of the same issue;</text:p>
      <text:p text:style-name="P5">(5) The prior determination may have been affected by relationships among the parties to the first action that are not present in the subsequent action, or apparently was based on a compromise verdict or finding;</text:p>
      <text:p text:style-name="P5">(6) Treating the issue as conclusively determined may complicate determination of issues in the subsequent action or prejudice the interests of another party thereto;</text:p>
      <text:p text:style-name="P5">(7) The issue is one of law and treating it as conclusively determined would inappropriately foreclose opportunity for obtaining reconsideration of the legal rule upon which it was based;</text:p>
      <text:p text:style-name="P5">(8) Other compelling circumstances make it appropriate that the party be permitted to relitigate the issu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skerville 120 Pro" svg:font-family="'Baskerville 120 Pro'"/>
    <style:font-face style:name="EgyptienneF LT Black" svg:font-family="'EgyptienneF LT Black'"/>
    <style:font-face style:name="Gentium Basic" svg:font-family="'Gentium Basic'"/>
    <style:font-face style:name="Lucida Sans Typewriter" svg:font-family="'Lucida Sans Typewriter'"/>
    <style:font-face style:name="Mangal1" svg:font-family="Mangal"/>
    <style:font-face style:name="F" svg:font-family="" style:font-family-generic="system" style:font-pitch="variable"/>
    <style:font-face style:name="Baskerville 120 Pro1" svg:font-family="'Baskerville 120 Pro'" style:font-family-generic="system" style:font-pitch="variable"/>
    <style:font-face style:name="Consolas"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askerville 120 Pro" fo:font-size="11pt" fo:language="en" fo:country="US" style:letter-kerning="true" style:font-name-asian="Baskerville 120 Pro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askerville 120 Pro" fo:font-size="11pt" fo:language="en" fo:country="US" style:letter-kerning="true" style:font-name-asian="Baskerville 120 Pro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Gentium Basic" fo:font-family="'Gentium Basic'"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0pt" style:font-size-asian="10pt" style:font-size-complex="10pt"/>
    </style:style>
    <style:style style:name="List" style:family="paragraph" style:parent-style-name="Text_20_body" style:default-outline-level="" style:class="list">
      <style:paragraph-properties fo:margin-top="0in" fo:margin-bottom="0.0417in" loext:contextual-spacing="false"/>
    </style:style>
    <style:style style:name="Caption" style:family="paragraph" style:parent-style-name="Standard" style:class="extra">
      <style:paragraph-properties fo:margin-top="0.0835in" fo:margin-bottom="0.0835in" loext:contextual-spacing="false" text:number-lines="false" text:line-number="0"/>
      <style:text-properties style:font-name="Gentium Basic" fo:font-family="'Gentium Basic'"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Gentium Basic" fo:font-family="'Gentium Basic'"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25in" loext:contextual-spacing="true" fo:line-height="100%" fo:text-align="center" style:justify-single-word="false"/>
      <style:text-properties style:font-name="Baskerville 120 Pro" fo:font-family="'Baskerville 120 Pro'"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paragraph-properties fo:margin-top="0in" fo:margin-bottom="0in" loext:contextual-spacing="false" fo:text-align="start" style:justify-single-word="false" fo:keep-with-next="always"/>
      <style:text-properties fo:font-size="12pt" style:font-size-asian="12pt" style:font-size-complex="12pt" style:font-weight-complex="normal"/>
    </style:style>
    <style:style style:name="Heading_20_3" style:display-name="Heading 3" style:family="paragraph" style:parent-style-name="Heading_20_2" style:next-style-name="Standard" style:default-outline-level="3" style:list-style-name="" style:class="text">
      <style:paragraph-properties fo:margin-top="0.25in" fo:margin-bottom="0.0835in" loext:contextual-spacing="true"/>
      <style:text-properties fo:font-size="10pt" style:font-size-asian="10pt" style:font-size-complex="10pt" style:font-weight-complex="bold"/>
    </style:style>
    <style:style style:name="Heading_20_4" style:display-name="Heading 4" style:family="paragraph" style:parent-style-name="Heading_20_3" style:next-style-name="Standard" style:default-outline-level="4" style:list-style-name="" style:class="text">
      <style:paragraph-properties fo:margin-top="0.1665in" fo:margin-bottom="0.0835in" loext:contextual-spacing="true"/>
    </style:style>
    <style:style style:name="Heading_20_5" style:display-name="Heading 5" style:family="paragraph" style:parent-style-name="Heading_20_2" style:next-style-name="Standard" style:default-outline-level="5" style:list-style-name="" style:class="text">
      <style:paragraph-properties fo:margin-top="0.25in" fo:margin-bottom="0in" loext:contextual-spacing="false"/>
    </style:style>
    <style:style style:name="Heading_20_6" style:display-name="Heading 6" style:family="paragraph" style:parent-style-name="Heading_20_5" style:next-style-name="Standard" style:default-outline-level="6" style:list-style-name="" style:class="text">
      <style:text-properties fo:font-weight="normal" style:font-weight-asian="normal" style:font-style-complex="italic" style:font-weight-complex="bold"/>
    </style:style>
    <style:style style:name="Heading_20_7" style:display-name="Heading 7" style:family="paragraph" style:parent-style-name="Heading_20_6" style:next-style-name="Standard" style:default-outline-level="7" style:list-style-name="" style:class="text">
      <style:text-properties style:font-style-complex="normal"/>
    </style:style>
    <style:style style:name="Heading_20_8" style:display-name="Heading 8" style:family="paragraph" style:parent-style-name="Heading_20_7" style:next-style-name="Standard" style:default-outline-level="8" style:list-style-name="" style:class="text"/>
    <style:style style:name="Heading_20_9" style:display-name="Heading 9" style:family="paragraph" style:parent-style-name="Heading_20_8" style:next-style-name="Standard" style:default-outline-level="9" style:list-style-name="" style:class="text">
      <style:text-properties fo:letter-spacing="0.0035in" style:font-style-complex="italic"/>
    </style:style>
    <style:style style:name="Title" style:family="paragraph" style:parent-style-name="Standard" style:next-style-name="Standard" style:default-outline-level="" style:class="chapter">
      <style:paragraph-properties fo:margin-top="0in" fo:margin-bottom="0in" loext:contextual-spacing="true" fo:line-height="100%" fo:padding-left="0in" fo:padding-right="0in" fo:padding-top="0in" fo:padding-bottom="0.0138in" fo:border-left="none" fo:border-right="none" fo:border-top="none" fo:border-bottom="0.51pt solid #00000a"/>
      <style:text-properties style:font-name="Baskerville 120 Pro" fo:font-family="'Baskerville 120 Pro'" fo:font-size="18pt" fo:letter-spacing="0.0035in" style:font-name-asian="F" style:font-family-generic-asian="system" style:font-pitch-asian="variable" style:font-size-asian="18pt" style:font-name-complex="F" style:font-family-generic-complex="system" style:font-pitch-complex="variable" style:font-size-complex="18pt"/>
    </style:style>
    <style:style style:name="Subtitle" style:family="paragraph" style:parent-style-name="Standard" style:next-style-name="Standard" style:default-outline-level="" style:class="chapter">
      <style:paragraph-properties fo:margin-top="0.0835in" fo:margin-bottom="0.25in" loext:contextual-spacing="true" fo:line-height="100%"/>
      <style:text-properties style:font-name="Baskerville 120 Pro" fo:font-family="'Baskerville 120 Pro'" fo:font-size="12pt" fo:letter-spacing="0.0091in" style:font-name-asian="F" style:font-family-generic-asian="system" style:font-pitch-asian="variable" style:font-size-asian="12pt" style:font-name-complex="F"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line-height="100%"/>
    </style:style>
    <style:style style:name="List_20_Paragraph" style:display-name="List Paragraph" style:family="paragraph" style:parent-style-name="Standard" style:default-outline-level="">
      <style:paragraph-properties fo:margin-left="0in" fo:margin-right="0in" fo:margin-top="0in" fo:margin-bottom="0.0835in" loext:contextual-spacing="true" fo:text-indent="0in" style:auto-text-indent="false">
        <style:tab-stops>
          <style:tab-stop style:position="0.25in"/>
          <style:tab-stop style:position="5.5in" style:type="right" style:leader-style="dotted" style:leader-text="."/>
        </style:tab-stops>
      </style:paragraph-properties>
    </style:style>
    <style:style style:name="Quote" style:family="paragraph" style:parent-style-name="Standard" style:next-style-name="Standard" style:default-outline-level="">
      <style:paragraph-properties fo:margin-left="0.3in" fo:margin-right="0.3in" fo:margin-top="0.0835in" fo:margin-bottom="0.0835in" loext:contextual-spacing="false" fo:line-height="115%" fo:text-indent="0in" style:auto-text-indent="false"/>
      <style:text-properties fo:font-size="10pt" fo:font-style="italic" style:font-size-asian="10pt"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Body_20_Text_20_2" style:display-name="Body Text 2" style:family="paragraph" style:parent-style-name="Text_20_body" style:default-outline-level="">
      <style:paragraph-properties fo:line-height="200%"/>
    </style:style>
    <style:style style:name="Body_20_Text_20_3" style:display-name="Body Text 3" style:family="paragraph" style:parent-style-name="Text_20_body" style:default-outline-level="">
      <style:text-properties fo:font-size="8pt" style:font-size-asian="8pt" style:font-size-complex="8pt"/>
    </style:style>
    <style:style style:name="Plain_20_Text" style:display-name="Plain Text" style:family="paragraph" style:parent-style-name="Standard" style:default-outline-level="">
      <style:paragraph-properties fo:line-height="100%"/>
      <style:text-properties style:font-name="Lucida Sans Typewriter" fo:font-family="'Lucida Sans Typewriter'" fo:font-size="10pt" style:font-size-asian="10pt" style:font-name-complex="Consolas" style:font-family-complex="Consolas" style:font-family-generic-complex="system" style:font-pitch-complex="variable" style:font-size-complex="10.5pt"/>
    </style:style>
    <style:style style:name="Block_20_Text" style:display-name="Block Text" style:family="paragraph" style:parent-style-name="Standard" style:default-outline-level="">
      <style:paragraph-properties fo:margin-left="0.3in" fo:margin-right="0.3in" fo:margin-top="0.0835in" fo:margin-bottom="0.0835in" loext:contextual-spacing="false" fo:line-height="115%" fo:text-indent="0in" style:auto-text-indent="false"/>
      <style:text-properties fo:font-size="10pt" style:font-name-asian="F" style:font-family-generic-asian="system" style:font-pitch-asian="variable" style:font-size-asian="10pt" style:font-size-complex="10pt" style:font-style-complex="italic"/>
    </style:style>
    <style:style style:name="caption" style:family="paragraph" style:parent-style-name="Text_20_body" style:next-style-name="Standard" style:default-outline-level="">
      <style:paragraph-properties fo:line-height="100%" fo:text-align="center" style:justify-single-word="false"/>
    </style:style>
    <style:style style:name="List_20_Number" style:display-name="List Number" style:family="paragraph" style:parent-style-name="Standard" style:default-outline-level="">
      <style:paragraph-properties fo:margin-top="0in" fo:margin-bottom="0in" loext:contextual-spacing="true"/>
    </style:style>
    <style:style style:name="List_20_Number_20_2" style:display-name="List Number 2" style:family="paragraph" style:parent-style-name="Standard" style:default-outline-level="">
      <style:paragraph-properties fo:margin-top="0in" fo:margin-bottom="0in" loext:contextual-spacing="true"/>
    </style:style>
    <style:style style:name="List_20_Number_20_3" style:display-name="List Number 3" style:family="paragraph" style:parent-style-name="Standard" style:default-outline-level="">
      <style:paragraph-properties fo:margin-top="0in" fo:margin-bottom="0in" loext:contextual-spacing="true"/>
    </style:style>
    <style:style style:name="List_20_Number_20_4" style:display-name="List Number 4" style:family="paragraph" style:parent-style-name="Standard" style:default-outline-level="">
      <style:paragraph-properties fo:margin-top="0in" fo:margin-bottom="0in" loext:contextual-spacing="true"/>
    </style:style>
    <style:style style:name="List_20_Number_20_5" style:display-name="List Number 5" style:family="paragraph" style:parent-style-name="Standard" style:default-outline-level="">
      <style:paragraph-properties fo:margin-top="0in" fo:margin-bottom="0in" loext:contextual-spacing="true"/>
    </style:style>
    <style:style style:name="Body_20_Text_20_Indent" style:display-name="Body Text Indent" style:family="paragraph" style:parent-style-name="Text_20_body" style:default-outline-level="">
      <style:paragraph-properties fo:margin-left="0in" fo:margin-right="0in" fo:margin-top="0in" fo:margin-bottom="0.028in" loext:contextual-spacing="false" fo:text-align="justify" style:justify-single-word="false" fo:hyphenation-ladder-count="no-limit" fo:text-indent="0.25in" style:auto-text-indent="false"/>
      <style:text-properties fo:font-size="12pt" style:font-size-asian="12pt" style:font-size-complex="12pt" fo:hyphenate="true" fo:hyphenation-remain-char-count="2" fo:hyphenation-push-char-count="2"/>
    </style:style>
    <style:style style:name="Header" style:family="paragraph" style:parent-style-name="Standard" style:default-outline-level="" style:class="extra">
      <style:paragraph-properties fo:line-height="100%" fo:padding-left="0in" fo:padding-right="0in" fo:padding-top="0in" fo:padding-bottom="0.0138in" fo:border-left="none" fo:border-right="none" fo:border-top="none" fo:border-bottom="0.51pt solid #00000a">
        <style:tab-stops>
          <style:tab-stop style:position="2.75in" style:type="center"/>
          <style:tab-stop style:position="5.5in" style:type="right"/>
        </style:tab-stops>
      </style:paragraph-properties>
      <style:text-properties style:font-name="Baskerville 120 Pro" fo:font-family="'Baskerville 120 Pro'" fo:font-size="9pt" style:font-size-asian="9pt" style:font-size-complex="9pt"/>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List_20_2" style:display-name="List 2" style:family="paragraph" style:parent-style-name="Text_20_body" style:default-outline-level="" style:class="list">
      <style:paragraph-properties fo:margin-left="0.25in" fo:margin-right="0in" fo:margin-top="0in" fo:margin-bottom="0.0417in" loext:contextual-spacing="false" fo:text-indent="0in" style:auto-text-indent="false"/>
    </style:style>
    <style:style style:name="List_20_3" style:display-name="List 3" style:family="paragraph" style:parent-style-name="Text_20_body" style:default-outline-level="" style:class="list">
      <style:paragraph-properties fo:margin-left="0.5in" fo:margin-right="0in" fo:margin-top="0in" fo:margin-bottom="0.0417in" loext:contextual-spacing="false" fo:text-indent="0in" style:auto-text-indent="false"/>
    </style:style>
    <style:style style:name="List_20_4" style:display-name="List 4" style:family="paragraph" style:parent-style-name="List_20_3" style:default-outline-level="" style:class="list">
      <style:paragraph-properties fo:margin-left="0.7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120 Pro" fo:font-family="'Baskerville 120 Pro'"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Baskerville 120 Pro" fo:font-family="'Baskerville 120 Pro'"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Heading_20_3_20_Char" style:display-name="Heading 3 Char" style:family="text" style:parent-style-name="Default_20_Paragraph_20_Font">
      <style:text-properties style:font-name="Baskerville 120 Pro" fo:font-family="'Baskerville 120 Pro'" fo:font-size="10pt" fo:font-weight="bold" style:font-name-asian="F" style:font-family-generic-asian="system" style:font-pitch-asian="variable" style:font-size-asian="10pt" style:font-weight-asian="bold" style:font-name-complex="F"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style:font-name="Baskerville 120 Pro" fo:font-family="'Baskerville 120 Pro'" fo:font-size="10pt" fo:font-weight="bold" style:font-name-asian="F" style:font-family-generic-asian="system" style:font-pitch-asian="variable" style:font-size-asian="10pt" style:font-weight-asian="bold" style:font-name-complex="F"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font-variant="small-caps" style:font-name="Baskerville 120 Pro" fo:font-family="'Baskerville 120 Pro'"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style:font-name="Baskerville 120 Pro" fo:font-family="'Baskerville 120 Pro'" fo:font-size="10pt" style:font-name-asian="F" style:font-family-generic-asian="system" style:font-pitch-asian="variable" style:font-size-asian="10pt" style:font-name-complex="F" style:font-family-generic-complex="system" style:font-pitch-complex="variable" style:font-size-complex="10pt"/>
    </style:style>
    <style:style style:name="Heading_20_7_20_Char" style:display-name="Heading 7 Char" style:family="text" style:parent-style-name="Default_20_Paragraph_20_Font">
      <style:text-properties style:font-name="Baskerville 120 Pro" fo:font-family="'Baskerville 120 Pro'" fo:font-size="10pt" style:font-name-asian="F" style:font-family-generic-asian="system" style:font-pitch-asian="variable" style:font-size-asian="10pt" style:font-name-complex="F" style:font-family-generic-complex="system" style:font-pitch-complex="variable" style:font-size-complex="10pt" style:font-style-complex="italic"/>
    </style:style>
    <style:style style:name="Heading_20_8_20_Char" style:display-name="Heading 8 Char" style:family="text" style:parent-style-name="Default_20_Paragraph_20_Font">
      <style:text-properties style:font-name="Baskerville 120 Pro" fo:font-family="'Baskerville 120 Pro'" fo:font-size="10pt" style:font-name-asian="F" style:font-family-generic-asian="system" style:font-pitch-asian="variable" style:font-size-asian="10pt" style:font-name-complex="F"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Baskerville 120 Pro" fo:font-family="'Baskerville 120 Pro'" fo:font-size="10pt" fo:letter-spacing="0.0035in" style:font-name-asian="F" style:font-family-generic-asian="system" style:font-pitch-asian="variable" style:font-size-asian="10pt" style:font-name-complex="F" style:font-family-generic-complex="system" style:font-pitch-complex="variable" style:font-size-complex="10pt"/>
    </style:style>
    <style:style style:name="Title_20_Char" style:display-name="Title Char" style:family="text" style:parent-style-name="Default_20_Paragraph_20_Font">
      <style:text-properties style:font-name="Baskerville 120 Pro" fo:font-family="'Baskerville 120 Pro'" fo:font-size="18pt" fo:letter-spacing="0.0035in" style:font-name-asian="F" style:font-family-generic-asian="system" style:font-pitch-asian="variable" style:font-size-asian="18pt" style:font-name-complex="F" style:font-family-generic-complex="system" style:font-pitch-complex="variable" style:font-size-complex="18pt"/>
    </style:style>
    <style:style style:name="Subtitle_20_Char" style:display-name="Subtitle Char" style:family="text" style:parent-style-name="Default_20_Paragraph_20_Font">
      <style:text-properties style:font-name="Baskerville 120 Pro" fo:font-family="'Baskerville 120 Pro'" fo:font-size="12pt" fo:letter-spacing="0.0091in" style:font-name-asian="F" style:font-family-generic-asian="system" style:font-pitch-asian="variable" style:font-size-asian="12pt" style:font-name-complex="F"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uote_20_Char" style:display-name="Quote Char" style:family="text" style:parent-style-name="Default_20_Paragraph_20_Font">
      <style:text-properties fo:font-size="10pt" fo:font-style="italic" style:font-size-asian="10pt"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Body_20_Text_20_2_20_Char" style:display-name="Body Text 2 Char" style:family="text" style:parent-style-name="Default_20_Paragraph_20_Font"/>
    <style:style style:name="Body_20_Text_20_Char" style:display-name="Body Text Char" style:family="text" style:parent-style-name="Default_20_Paragraph_20_Font">
      <style:text-properties fo:font-size="10pt" style:font-size-asian="10pt" style:font-size-complex="10pt"/>
    </style:style>
    <style:style style:name="Body_20_Text_20_3_20_Char" style:display-name="Body Text 3 Char" style:family="text" style:parent-style-name="Default_20_Paragraph_20_Font">
      <style:text-properties fo:font-size="8pt" style:font-size-asian="8pt" style:font-size-complex="8pt"/>
    </style:style>
    <style:style style:name="Plain_20_Text_20_Char" style:display-name="Plain Text Char" style:family="text" style:parent-style-name="Default_20_Paragraph_20_Font">
      <style:text-properties style:font-name="Lucida Sans Typewriter" fo:font-family="'Lucida Sans Typewriter'" fo:font-size="10pt" style:font-size-asian="10pt" style:font-name-complex="Consolas" style:font-family-complex="Consolas" style:font-family-generic-complex="system" style:font-pitch-complex="variable" style:font-size-complex="10.5pt"/>
    </style:style>
    <style:style style:name="Body_20_Text_20_First_20_Indent_20_Char" style:display-name="Body Text First Indent Char" style:family="text" style:parent-style-name="Body_20_Text_20_Char">
      <style:text-properties fo:font-size="12pt" style:font-size-asian="12pt" style:font-size-complex="12pt"/>
    </style:style>
    <style:style style:name="Header_20_Char" style:display-name="Header Char" style:family="text" style:parent-style-name="Default_20_Paragraph_20_Font">
      <style:text-properties style:font-name="Baskerville 120 Pro" fo:font-family="'Baskerville 120 Pro'" fo:font-size="9pt" style:font-size-asian="9pt" style:font-size-complex="9pt"/>
    </style:style>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egal_20_Numbering_20_No_20_Indent" style:display-name="Legal Numbering No Inden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in" fo:margin-bottom="0.7in" fo:margin-left="1.5in" fo:margin-right="1.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in" fo:margin-left="0in" fo:margin-right="0in" fo:margin-bottom="0.2602in" style:dynamic-spacing="true"/>
      </style:header-style>
      <style:footer-style/>
    </style:page-layout>
    <style:page-layout style:name="Mpm2">
      <style:page-layout-properties fo:page-width="8.5in" fo:page-height="11in" style:num-format="1" style:print-orientation="portrait" fo:margin-top="1in" fo:margin-bottom="0.7in" fo:margin-left="1.5in" fo:margin-right="1.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Rules &amp; Statutes for Civil Procedure Exam<text:tab/><text:tab/>Page <text:page-number text:select-page="current">17</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fink</meta:initial-creator>
    <dc:creator>Eric M. Fink</dc:creator>
    <meta:editing-cycles>40</meta:editing-cycles>
    <meta:creation-date>2016-11-30T19:40:00</meta:creation-date>
    <dc:date>2017-03-17T16:44:46.656000000</dc:date>
    <meta:editing-duration>PT29M12S</meta:editing-duration>
    <meta:generator>LibreOffice/5.3.0.3$Windows_x86 LibreOffice_project/7074905676c47b82bbcfbea1aeefc84afe1c50e1</meta:generator>
    <meta:document-statistic meta:table-count="0" meta:image-count="0" meta:object-count="0" meta:page-count="17" meta:paragraph-count="265" meta:word-count="5809" meta:character-count="34398" meta:non-whitespace-character-count="28787"/>
    <meta:user-defined meta:name="AppVersion">15.0000</meta:user-defined>
    <meta:user-defined meta:name="Company">El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